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4cm" fo:margin-left="-0.191cm" fo:margin-top="0cm" fo:margin-bottom="0cm" table:align="left" style:writing-mode="lr-tb"/>
    </style:style>
    <style:style style:name="Tabla1.A" style:family="table-column">
      <style:table-column-properties style:column-width="1.212cm"/>
    </style:style>
    <style:style style:name="Tabla1.B" style:family="table-column">
      <style:table-column-properties style:column-width="7.835cm"/>
    </style:style>
    <style:style style:name="Tabla1.C" style:family="table-column">
      <style:table-column-properties style:column-width="4.524cm"/>
    </style:style>
    <style:style style:name="Tabla1.D" style:family="table-column">
      <style:table-column-properties style:column-width="4.523cm"/>
    </style:style>
    <style:style style:name="Tabla1.E" style:family="table-column">
      <style:table-column-properties style:column-width="6.615cm"/>
    </style:style>
    <style:style style:name="Tabla1.F" style:family="table-column">
      <style:table-column-properties style:column-width="2.43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style:font-size-asian="14pt"/>
    </style:style>
    <style:style style:name="T5" style:family="text">
      <style:text-properties fo:color="#ff0000" fo:font-size="14pt" fo:font-weight="bold" style:font-size-asian="14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fo:font-size="14pt" style:font-size-asian="14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SULTAS ENTRE GRUPOS. CONSULTAS PARA EL GRUPO </text:span><text:span text:style-name="T2"><text:s/></text:span><text:span text:style-name="T5">MEDIVER</text:span></text:p>
      <text:p text:style-name="P1"><text:span text:style-name="T4">(recuerda que solo el jefe de proyecto debe subir este fichero con Github)</text:span></text:p>
      <text:p text:style-name="P2"/>
      <text:p text:style-name="P3"><text:span text:style-name="T7">DESCRIPCIÓN DEL CONTENIDO DE CADA COLUMNA:</text:span></text:p>
      <text:list xml:id="list9008166801276244942" text:style-name="WWNum1">
        <text:list-item>
          <text:p text:style-name="P7"><text:span text:style-name="T6">NUM: número de la consulta. En caso de incluir más filas al final de la tabla poner la numeración que les correspondan.</text:span></text:p>
        </text:list-item>
        <text:list-item>
          <text:p text:style-name="P7"><text:span text:style-name="T6">FECHA: fecha en la que se pone la consulta</text:span></text:p>
        </text:list-item>
        <text:list-item>
          <text:p text:style-name="P7"><text:span text:style-name="T6">GRUPO QUE HACE LA CONSULTA: nombre del grupo que hace la consulta</text:span></text:p>
        </text:list-item>
        <text:list-item>
          <text:p text:style-name="P7"><text:span text:style-name="T6">CONSULTA: descripción de la información que se desea obtener</text:span></text:p>
        </text:list-item>
        <text:list-item>
          <text:p text:style-name="P7"><text:span text:style-name="T6">RESPUESTA: consulta que da obtiene la información pedida en la columna CONSULTA. Cualquier grupo puede hacer una propuesta de respuesta, en tal caso debe escribir en color distinto al negro y además debe indicar el nombre del grupo que da la respuesta.</text:span></text:p>
        </text:list-item>
        <text:list-item>
          <text:p text:style-name="P7"><text:span text:style-name="T6">Responsable del grupo</text:span><text:span text:style-name="T3"> </text:span><text:span text:style-name="T6">para la respuesta: persona del grupo </text:span><text:span text:style-name="T3">MEDIVER </text:span><text:span text:style-name="T6">encargada de explicar y/o resolver las dudas sobre la respuesta dada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NUM</text:p>
          </table:table-cell>
          <table:table-cell table:style-name="Tabla1.A1" office:value-type="string">
            <text:p text:style-name="P4">FECHA</text:p>
          </table:table-cell>
          <table:table-cell table:style-name="Tabla1.A1" office:value-type="string">
            <text:p text:style-name="P4">GRUPO QUE HACE LA CONSULTA</text:p>
          </table:table-cell>
          <table:table-cell table:style-name="Tabla1.A1" office:value-type="string">
            <text:p text:style-name="P4">CONSULTA</text:p>
          </table:table-cell>
          <table:table-cell table:style-name="Tabla1.A1" office:value-type="string">
            <text:p text:style-name="P4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4"><text:span text:style-name="T8">Responsable del grupo para la respuesta</text:span></text:p>
          </table:table-cell>
        </table:table-row>
        <table:table-row table:style-name="Tabla1.1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Obtener una relación de todo el material que hay en cada aula. Obtener la relación ordenada por los materiales.</text:p>
          </table:table-cell>
          <table:table-cell table:style-name="Tabla1.A1" office:value-type="string">
            <text:p text:style-name="P5">select materiales , nombre</text:p>
            <text:p text:style-name="P5">from actividades</text:p>
            <text:p text:style-name="P5">order by materiales;</text:p>
          </table:table-cell>
          <table:table-cell table:style-name="Tabla1.A1" office:value-type="string">
            <text:p text:style-name="P5">NAZARETH</text:p>
          </table:table-cell>
        </table:table-row>
        <table:table-row table:style-name="Tabla1.1"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Obtener una relación de todas las personas que hay registradas en la base de datos indicando: nombre completo, dni y tipo de persona. En el caso de ser “usuario” indicar también la patología. Ordenar el resultado por tipo de <text:soft-page-break/>persona y alfabéticamente.</text:p>
          </table:table-cell>
          <table:table-cell table:style-name="Tabla1.A1" office:value-type="string">
            <text:p text:style-name="P5">select p.nombre, p.dni, p.apellidos, p.tipo, u.patologia</text:p>
            <text:p text:style-name="P5">from personas p left join usuarios u </text:p>
            <text:p text:style-name="P5">on p.dni=u.dni </text:p>
            <text:p text:style-name="P5">order by p.tipo, p.nombre asc;</text:p>
          </table:table-cell>
          <table:table-cell table:style-name="Tabla1.A1" office:value-type="string">
            <text:p text:style-name="P5">CARMEN</text:p>
          </table:table-cell>
        </table:table-row>
        <table:table-row table:style-name="Tabla1.1"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Obtener las actividades futuras que tiene cada mediador (obtener el nombre del mediador y la fecha de inicio de la actividad). Ordenar el resultado por el mediador y la fecha de la actividad.</text:p>
          </table:table-cell>
          <table:table-cell table:style-name="Tabla1.A1" office:value-type="string">
            <text:p text:style-name="P5"/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Proponer y resolver una consulta que se resuelva con una subconsulta. 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Carmen</text:p>
          </table:table-cell>
        </table:table-row>
        <table:table-row table:style-name="Tabla1.1">
          <table:table-cell table:style-name="Tabla1.A1" office:value-type="string">
            <text:p text:style-name="P5">6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Nazareth</text:p>
          </table:table-cell>
        </table:table-row>
        <table:table-row table:style-name="Tabla1.1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Alba</text:p>
          </table:table-cell>
        </table:table-row>
        <table:table-row table:style-name="Tabla1.1">
          <table:table-cell table:style-name="Tabla1.A1" office:value-type="string">
            <text:p text:style-name="P5">8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text:bookmark text:name="Bookmark"/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Pedro</text:p>
          </table:table-cell>
        </table:table-row>
        <table:table-row table:style-name="Tabla1.1">
          <table:table-cell table:style-name="Tabla1.A1" office:value-type="string">
            <text:p text:style-name="P5">9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10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11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12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13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meta:editing-cycles>20</meta:editing-cycles>
    <meta:creation-date>2022-05-11T07:55:00</meta:creation-date>
    <dc:date>2022-05-13T14:58:43.25</dc:date>
    <meta:editing-duration>PT4H10M3S</meta:editing-duration>
    <meta:generator>OpenOffice/4.1.10$Win32 OpenOffice.org_project/4110m2$Build-9807</meta:generator>
    <meta:document-statistic meta:table-count="1" meta:image-count="0" meta:object-count="0" meta:page-count="2" meta:paragraph-count="62" meta:word-count="353" meta:character-count="20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